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9cm" svg:x="0.045cm" svg:y="0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881cm" svg:y="1.633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43cm" svg:y="1.633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1cm" svg:y="1.633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4.043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105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43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605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43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405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843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905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143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024cm" svg:y="1.633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4:53:42.925359953</dc:date>
    <meta:editing-duration>PT6M1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9.001cm" xlink:href="." xlink:type="simple" chart:class="chart:bar" chart:style-name="ch1">
        <chart:legend svg:x="11.039cm" svg:y="0cm" style:legend-expansion="custom" chartooo:width="9.96cm" chartooo:height="0.84cm" style:legend-expansion-aspect-ratio="11.8571428571429" chart:style-name="ch2"/>
        <chart:plot-area chart:style-name="ch3" chart:data-source-has-labels="both" svg:x="1.099cm" svg:y="1.194cm" svg:width="19.475cm" svg:height="7.419cm">
          <chartooo:coordinate-region svg:x="2.117cm" svg:y="1.446cm" svg:width="18.457cm" svg:height="4.50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062cm" svg:y="5.884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5.30872502851794">
                <text:p>5.30872502851794</text:p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.16996694843371">
                <text:p>1.16996694843371</text:p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3.85796601246015">
                <text:p>3.85796601246015</text:p>
              </table:table-cell>
              <table:table-cell office:value-type="float" office:value="-0.16502044818596">
                <text:p>-0.16502044818596</text:p>
              </table:table-cell>
              <table:table-cell office:value-type="float" office:value="0.112199865360163">
                <text:p>0.112199865360163</text:p>
              </table:table-cell>
              <table:table-cell office:value-type="float" office:value="0.128399288865466">
                <text:p>0.128399288865466</text:p>
              </table:table-cell>
              <table:table-cell office:value-type="float" office:value="0.138018897972192">
                <text:p>0.138018897972192</text:p>
              </table:table-cell>
              <table:table-cell office:value-type="float" office:value="1.73361522198732">
                <text:p>1.73361522198732</text:p>
              </table:table-cell>
              <table:table-cell office:value-type="float" office:value="3.76331074540175">
                <text:p>3.76331074540175</text:p>
              </table:table-cell>
              <table:table-cell office:value-type="float" office:value="0.200736032117765">
                <text:p>0.200736032117765</text:p>
              </table:table-cell>
              <table:table-cell office:value-type="float" office:value="-0.876966059602657">
                <text:p>-0.876966059602657</text:p>
              </table:table-cell>
              <table:table-cell office:value-type="float" office:value="-0.170106092484001">
                <text:p>-0.170106092484001</text:p>
              </table:table-cell>
              <table:table-cell office:value-type="float" office:value="1.00465891049166">
                <text:p>1.00465891049166</text:p>
              </table:table-cell>
              <table:table-cell office:value-type="float" office:value="-0.105569240457104">
                <text:p>-0.105569240457104</text:p>
              </table:table-cell>
              <table:table-cell office:value-type="float" office:value="1.202162027833">
                <text:p>1.202162027833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-0.0303969846191299">
                <text:p>-0.0303969846191299</text:p>
              </table:table-cell>
              <table:table-cell office:value-type="float" office:value="-0.0713606089438601">
                <text:p>-0.0713606089438601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822376520411694">
                <text:p>0.822376520411694</text:p>
              </table:table-cell>
              <table:table-cell office:value-type="float" office:value="NaN">
                <text:p>NaN</text:p>
              </table:table-cell>
              <table:table-cell office:value-type="float" office:value="0.612833397974144">
                <text:p>0.612833397974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